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E000001B63E0E0CA14D57FF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057b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4057b" officeooo:paragraph-rsid="0014057b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4057b" officeooo:paragraph-rsid="0014057b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officeooo:rsid="0014057b" officeooo:paragraph-rsid="0014057b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officeooo:paragraph-rsid="0014057b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4057b" style:font-size-asian="10.5pt" style:font-size-complex="12pt"/>
    </style:style>
    <style:style style:name="T1" style:family="text">
      <style:text-properties officeooo:rsid="0014bdba"/>
    </style:style>
    <style:style style:name="T2" style:family="text">
      <style:text-properties style:font-name="Arial" fo:font-size="20pt" officeooo:rsid="0014057b" style:font-size-asian="17.5pt" style:font-size-complex="20pt"/>
    </style:style>
    <style:style style:name="T3" style:family="text">
      <style:text-properties style:font-name="Arial" officeooo:rsid="001405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 BOUJADAINI Ilyas 22104060</text:p>
      <text:p text:style-name="P2">MAKROUM Idriss</text:p>
      <text:p text:style-name="P2">MAREF Badyss</text:p>
      <text:p text:style-name="P2"/>
      <text:p text:style-name="P3"/>
      <text:p text:style-name="P3"/>
      <text:p text:style-name="P3"/>
      <text:p text:style-name="P4"/>
      <text:p text:style-name="P4"><text:span text:style-name="T1">L3 MIASHS - </text:span>Gestion de projet :</text:p>
      <text:p text:style-name="P1"><text:span text:style-name="T2">Compte-rendu de projet de groupe</text:span></text:p>
      <text:p text:style-name="P5"><text:span text:style-name="T2"/></text:p>
      <text:p text:style-name="P6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14.642cm" svg:y="-0.769cm" svg:width="2.228cm" svg:height="1.61cm" draw:z-index="0"><draw:image xlink:href="Pictures/100000010000025E000001B63E0E0CA14D57FF4E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14:51:21.105000000</meta:creation-date>
    <dc:date>2023-10-04T15:30:47.118000000</dc:date>
    <meta:editing-duration>PT29M13S</meta:editing-duration>
    <meta:editing-cycles>1</meta:editing-cycles>
    <meta:document-statistic meta:table-count="0" meta:image-count="1" meta:object-count="0" meta:page-count="1" meta:paragraph-count="5" meta:word-count="20" meta:character-count="117" meta:non-whitespace-character-count="102"/>
    <meta:generator>LibreOffice/7.3.0.3$Windows_X86_64 LibreOffice_project/0f246aa12d0eee4a0f7adcefbf7c878fc2238db3</meta:generator>
  </office:meta>
</office:document-meta>
</file>